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3.148cm" style:use-optimal-column-width="false"/>
    </style:style>
    <style:style style:name="co2" style:family="table-column">
      <style:table-column-properties style:column-width="3.155cm" style:use-optimal-column-width="false"/>
    </style:style>
    <style:style style:name="ro1" style:family="table-row">
      <style:table-row-properties style:row-height="2.558cm"/>
    </style:style>
    <style:style style:name="ce1" style:family="table-cell">
      <loext:graphic-properties style:repeat="repeat"/>
    </style:style>
    <style:style style:name="ce2" style:family="table-cell">
      <loext:graphic-properties style:repeat="repeat"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Filas estátic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as Estátic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ma implementação estática de fila é quando um array representa os itens internos;</text:p>
              </text:list-item>
              <text:list-item>
                <text:p>Além disso será necessário um inteiro representando o índice inicial e um para o índice final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as Estáticas</text:p>
          </draw:text-box>
        </draw:frame>
        <draw:frame draw:style-name="standard" draw:layer="layout" svg:width="18.894cm" svg:height="2.557cm" svg:x="4.998cm" svg:y="9.0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" draw:text-style-name="P2" draw:layer="layout" svg:x1="6.3cm" svg:y1="14.4cm" svg:x2="6.3cm" svg:y2="11.568cm">
          <text:p/>
        </draw:line>
        <draw:line draw:style-name="gr3" draw:text-style-name="P2" draw:layer="layout" svg:x1="7.151cm" svg:y1="14.385cm" svg:x2="7.151cm" svg:y2="11.553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as Estáticas</text:p>
          </draw:text-box>
        </draw:frame>
        <draw:frame draw:style-name="standard" draw:layer="layout" svg:width="18.894cm" svg:height="2.557cm" svg:x="4.998cm" svg:y="9.0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>
                <text:p text:style-name="P3">10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2" draw:text-style-name="P2" draw:layer="layout" svg:x1="6.3cm" svg:y1="14.4cm" svg:x2="6.3cm" svg:y2="11.568cm">
          <text:p/>
        </draw:line>
        <draw:line draw:style-name="gr3" draw:text-style-name="P2" draw:layer="layout" svg:x1="7.151cm" svg:y1="14.385cm" svg:x2="7.151cm" svg:y2="11.553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as Estáticas</text:p>
          </draw:text-box>
        </draw:frame>
        <draw:frame draw:style-name="standard" draw:layer="layout" svg:width="18.894cm" svg:height="2.557cm" svg:x="4.998cm" svg:y="9.0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>
                <text:p text:style-name="P3">10</text:p>
              </table:table-cell>
              <table:table-cell table:style-name="ce2">
                <text:p text:style-name="P3">12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line draw:style-name="gr2" draw:text-style-name="P2" draw:layer="layout" svg:x1="6.3cm" svg:y1="14.4cm" svg:x2="6.3cm" svg:y2="11.568cm">
          <text:p/>
        </draw:line>
        <draw:line draw:style-name="gr3" draw:text-style-name="P2" draw:layer="layout" svg:x1="9.651cm" svg:y1="14.385cm" svg:x2="9.651cm" svg:y2="11.553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as Estáticas</text:p>
          </draw:text-box>
        </draw:frame>
        <draw:frame draw:style-name="standard" draw:layer="layout" svg:width="18.894cm" svg:height="2.557cm" svg:x="4.998cm" svg:y="9.0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>
                <text:p text:style-name="P3">10</text:p>
              </table:table-cell>
              <table:table-cell table:style-name="ce2">
                <text:p text:style-name="P3">12</text:p>
              </table:table-cell>
              <table:table-cell table:style-name="ce2">
                <text:p text:style-name="P3">25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2" draw:text-style-name="P2" draw:layer="layout" svg:x1="6.3cm" svg:y1="14.4cm" svg:x2="6.3cm" svg:y2="11.568cm">
          <text:p/>
        </draw:line>
        <draw:line draw:style-name="gr3" draw:text-style-name="P2" draw:layer="layout" svg:x1="12.951cm" svg:y1="14.385cm" svg:x2="12.951cm" svg:y2="11.553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as Estáticas</text:p>
          </draw:text-box>
        </draw:frame>
        <draw:frame draw:style-name="standard" draw:layer="layout" svg:width="18.894cm" svg:height="2.557cm" svg:x="4.998cm" svg:y="9.0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3">10</text:p>
              </table:table-cell>
              <table:table-cell>
                <text:p text:style-name="P3">12</text:p>
              </table:table-cell>
              <table:table-cell>
                <text:p text:style-name="P3">25</text:p>
              </table:table-cell>
              <table:table-cell>
                <text:p text:style-name="P3">50</text:p>
              </table:table-cell>
              <table:table-cell table:style-name="ce1"/>
              <table:table-cell table:style-name="ce1"/>
            </table:table-row>
          </table:table>
          <draw:image xlink:href="Pictures/TablePreview5.svm" xlink:type="simple" xlink:show="embed" xlink:actuate="onLoad"/>
        </draw:frame>
        <draw:line draw:style-name="gr2" draw:text-style-name="P2" draw:layer="layout" svg:x1="6.3cm" svg:y1="14.4cm" svg:x2="6.3cm" svg:y2="11.568cm">
          <text:p/>
        </draw:line>
        <draw:line draw:style-name="gr3" draw:text-style-name="P2" draw:layer="layout" svg:x1="16.051cm" svg:y1="14.385cm" svg:x2="16.051cm" svg:y2="11.553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as Estáticas</text:p>
          </draw:text-box>
        </draw:frame>
        <draw:frame draw:style-name="standard" draw:layer="layout" svg:width="18.894cm" svg:height="2.557cm" svg:x="4.998cm" svg:y="9.0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3">10</text:p>
              </table:table-cell>
              <table:table-cell>
                <text:p text:style-name="P3">12</text:p>
              </table:table-cell>
              <table:table-cell>
                <text:p text:style-name="P3">25</text:p>
              </table:table-cell>
              <table:table-cell>
                <text:p text:style-name="P3">50</text:p>
              </table:table-cell>
              <table:table-cell>
                <text:p text:style-name="P3">62</text:p>
              </table:table-cell>
              <table:table-cell table:style-name="ce1"/>
            </table:table-row>
          </table:table>
          <draw:image xlink:href="Pictures/TablePreview6.svm" xlink:type="simple" xlink:show="embed" xlink:actuate="onLoad"/>
        </draw:frame>
        <draw:line draw:style-name="gr2" draw:text-style-name="P2" draw:layer="layout" svg:x1="6.3cm" svg:y1="14.4cm" svg:x2="6.3cm" svg:y2="11.568cm">
          <text:p/>
        </draw:line>
        <draw:line draw:style-name="gr3" draw:text-style-name="P2" draw:layer="layout" svg:x1="19.151cm" svg:y1="14.385cm" svg:x2="19.151cm" svg:y2="11.553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as Estáticas</text:p>
          </draw:text-box>
        </draw:frame>
        <draw:frame draw:style-name="standard" draw:layer="layout" svg:width="18.894cm" svg:height="2.557cm" svg:x="4.998cm" svg:y="9.0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3">10</text:p>
              </table:table-cell>
              <table:table-cell>
                <text:p text:style-name="P3">12</text:p>
              </table:table-cell>
              <table:table-cell>
                <text:p text:style-name="P3">25</text:p>
              </table:table-cell>
              <table:table-cell>
                <text:p text:style-name="P3">50</text:p>
              </table:table-cell>
              <table:table-cell>
                <text:p text:style-name="P3">62</text:p>
              </table:table-cell>
              <table:table-cell>
                <text:p text:style-name="P3">43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2" draw:text-style-name="P2" draw:layer="layout" svg:x1="6.3cm" svg:y1="14.4cm" svg:x2="6.3cm" svg:y2="11.568cm">
          <text:p/>
        </draw:line>
        <draw:line draw:style-name="gr3" draw:text-style-name="P2" draw:layer="layout" svg:x1="22.351cm" svg:y1="14.385cm" svg:x2="22.351cm" svg:y2="11.553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as Estáticas</text:p>
          </draw:text-box>
        </draw:frame>
        <draw:frame draw:style-name="standard" draw:layer="layout" svg:width="18.894cm" svg:height="2.557cm" svg:x="4.998cm" svg:y="9.0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>
                <text:p text:style-name="P3">12</text:p>
              </table:table-cell>
              <table:table-cell>
                <text:p text:style-name="P3">25</text:p>
              </table:table-cell>
              <table:table-cell>
                <text:p text:style-name="P3">50</text:p>
              </table:table-cell>
              <table:table-cell>
                <text:p text:style-name="P3">62</text:p>
              </table:table-cell>
              <table:table-cell>
                <text:p text:style-name="P3">43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2" draw:text-style-name="P2" draw:layer="layout" svg:x1="9.7cm" svg:y1="14.4cm" svg:x2="9.7cm" svg:y2="11.568cm">
          <text:p/>
        </draw:line>
        <draw:line draw:style-name="gr3" draw:text-style-name="P2" draw:layer="layout" svg:x1="22.351cm" svg:y1="14.385cm" svg:x2="22.351cm" svg:y2="11.553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as Estátic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esmo retirando um item a fila ainda estará cheia;</text:p>
              </text:list-item>
              <text:list-item>
                <text:p>Duas formas de resolver isso:</text:p>
                <text:list>
                  <text:list-item>
                    <text:p>Mover os itens para a esquerda;</text:p>
                    <text:list>
                      <text:list-item>
                        <text:p>Problema com performance;</text:p>
                      </text:list-item>
                    </text:list>
                  </text:list-item>
                  <text:list-item>
                    <text:p>Utilizar fila circular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as Circ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s ponteiros final e inicial “andam” pela fila;</text:p>
              </text:list-item>
              <text:list-item>
                <text:p>Com isso não existe a necessidade de “deslocar” os itens pela fil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Cardia</meta:initial-creator>
    <meta:creation-date>2016-04-24T22:53:05.156955199</meta:creation-date>
    <dc:date>2016-04-24T23:27:54.711872555</dc:date>
    <dc:creator>John Cardia</dc:creator>
    <meta:editing-duration>PT19M39S</meta:editing-duration>
    <meta:editing-cycles>1</meta:editing-cycles>
    <meta:document-statistic meta:object-count="84"/>
    <meta:generator>LibreOffice/4.4.7.2$Linux_X86_64 LibreOffice_project/40$Build-2</meta:generator>
  </office:meta>
</office:document-meta>
</file>